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oduleSystemFound.adjustModuleGraph( Class &lt; ? &gt; source , Class &lt; ? &gt; target , boolean export , boolean 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ModuleSystemFound.isOpened( Class &lt; ? &gt; source ,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oduleSystemFound.canRead( Class &lt; ? &gt; source ,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Handler.make( ByteBuddy byteBuddy , Sub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SystemFound.injectionBase( ClassLoader classLoader , String typ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oduleSystemFound.canRead( Class &lt; ? &gt; source ,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oduleSystemFound.isExported( Class &lt; ? &gt; source ,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ystemFound.invoke( Method method , Object target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ModuleSystemFound.injectionBase( ClassLoader classLoader , String tyo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ystemFound.isExported( Class &lt; ? &gt; source , Class &lt; ? &gt;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SystemFound.ModuleSystemFound( ByteBuddy byteBuddy , Sub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uleSystemFound.isOpened( Class &lt; ? &gt; source , Class &lt; ? &gt;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SystemFound.isExported( Class &lt; ? &gt;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ModuleSystemFound.isExported( Class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ystemFound.adjustModuleGraph( Class &lt; ? &gt; source , Class &lt; ? &gt; target , boolean export , boolean rea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3">
            <text:p text:style-name="Table_20_Contents">1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